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u's Blocks" svg:font-family="'Blu's Blocks'" style:font-pitch="variable" style:font-charset="x-symbol"/>
    <style:font-face style:name="Blockys St" svg:font-family="'Blockys St'" style:font-pitch="variable"/>
    <style:font-face style:name="Money Money" svg:font-family="'Money Money'" style:font-pitch="variable"/>
    <style:font-face style:name="Planet Benson 2" svg:font-family="'Planet Benson 2'" style:font-pitch="variable"/>
    <style:font-face style:name="VintageOne" svg:font-family="VintageOne" style:font-pitch="variable"/>
    <style:font-face style:name="square kids" svg:font-family="'square kid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hlub" svg:font-family="Chlub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85cm" text:animation="none" text:animation-direction="right" text:animation-repeat="0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/>
      <style:text-properties fo:color="#023f62" style:font-name="Blu's Blocks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23f62" style:font-name="Blu's Blocks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000000" style:font-name="Planet Benson 2" fo:font-size="48pt" style:font-size-asian="48pt" style:font-size-complex="48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Planet Benson 2" fo:font-size="48pt" style:font-size-asian="48pt" style:font-size-complex="48pt"/>
    </style:style>
    <style:style style:name="P8" style:family="paragraph">
      <style:paragraph-properties fo:text-align="center"/>
      <style:text-properties fo:color="#106802" style:font-name="Money Money"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106802" style:font-name="Money Money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530260" style:font-name="square kids" fo:font-size="48pt" fo:font-weight="normal" style:font-size-asian="48pt" style:font-weight-asian="normal" style:font-size-complex="48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530260" style:font-name="square kids" fo:font-size="48pt" fo:font-weight="normal" style:font-size-asian="48pt" style:font-weight-asian="normal" style:font-size-complex="48pt" style:font-weight-complex="normal"/>
    </style:style>
    <style:style style:name="P12" style:family="paragraph">
      <style:paragraph-properties fo:text-align="center"/>
      <style:text-properties fo:color="#622502" style:font-name="VintageOne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622502" style:font-name="VintageOne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Blu's Blocks" fo:font-size="60pt" style:font-size-asian="60pt" style:font-size-complex="60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 draw:fill-color="#ffffff"/>
      <style:paragraph-properties fo:text-align="center"/>
      <style:text-properties fo:color="#106802" style:font-name="Blockys St" fo:font-size="54pt" style:font-size-asian="54pt" style:font-size-complex="54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23f62" style:font-name="Blu's Blocks" fo:font-size="48pt" style:font-size-asian="48pt" style:font-size-complex="48pt"/>
    </style:style>
    <style:style style:name="T4" style:family="text">
      <style:text-properties fo:color="#000000" style:font-name="Planet Benson 2" fo:font-size="48pt" style:font-size-asian="48pt" style:font-size-complex="48pt"/>
    </style:style>
    <style:style style:name="T5" style:family="text">
      <style:text-properties fo:color="#106802" style:font-name="Money Money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530260" style:font-name="square kids"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color="#622502" style:font-name="VintageOne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ce181e" style:font-name="Blu's Blocks" fo:font-size="60pt" style:font-size-asian="60pt" style:font-size-complex="60pt"/>
    </style:style>
    <style:style style:name="T9" style:family="text">
      <style:text-properties fo:color="#106802" style:font-name="Blu's Blocks" fo:font-size="60pt" style:font-size-asian="60pt" style:font-size-complex="60pt"/>
    </style:style>
    <style:style style:name="T10" style:family="text">
      <style:text-properties fo:color="#023f62" style:font-name="Blu's Blocks" fo:font-size="60pt" style:font-size-asian="60pt" style:font-size-complex="60pt"/>
    </style:style>
    <style:style style:name="T11" style:family="text">
      <style:text-properties fo:color="#fc5c00" style:font-name="Blu's Blocks" fo:font-size="60pt" style:font-size-asian="60pt" style:font-size-complex="60pt"/>
    </style:style>
    <style:style style:name="T12" style:family="text">
      <style:text-properties fo:color="#8e03a3" style:font-name="Blu's Blocks" fo:font-size="60pt" style:font-size-asian="60pt" style:font-size-complex="60pt"/>
    </style:style>
    <style:style style:name="T13" style:family="text">
      <style:text-properties fo:color="#876900" style:font-name="Blu's Blocks" fo:font-size="60pt" style:font-size-asian="60pt" style:font-size-complex="60pt"/>
    </style:style>
    <style:style style:name="T14" style:family="text">
      <style:text-properties fo:color="#00a0fc" style:font-name="Blu's Blocks" fo:font-size="60pt" style:font-size-asian="60pt" style:font-size-complex="60pt"/>
    </style:style>
    <style:style style:name="T15" style:family="text">
      <style:text-properties fo:color="#e9b913" style:font-name="Blu's Blocks" fo:font-size="60pt" style:font-size-asian="60pt" style:font-size-complex="60pt"/>
    </style:style>
    <style:style style:name="T16" style:family="text">
      <style:text-properties style:font-name="Blu's Blocks" fo:font-size="60pt" style:font-size-asian="60pt" style:font-size-complex="60pt"/>
    </style:style>
    <style:style style:name="T17" style:family="text">
      <style:text-properties fo:color="#d36118" style:font-name="Blu's Blocks" fo:font-size="60pt" style:font-size-asian="60pt" style:font-size-complex="60pt"/>
    </style:style>
    <style:style style:name="T18" style:family="text">
      <style:text-properties fo:color="#1c99e0" style:font-name="Blu's Blocks" fo:font-size="60pt" style:font-size-asian="60pt" style:font-size-complex="60pt"/>
    </style:style>
    <style:style style:name="T19" style:family="text">
      <style:text-properties fo:color="#e327ff" style:font-name="Blu's Blocks" fo:font-size="60pt" style:font-size-asian="60pt" style:font-size-complex="60pt"/>
    </style:style>
    <style:style style:name="T20" style:family="text">
      <style:text-properties fo:color="#18a303" style:font-name="Blu's Blocks" fo:font-size="60pt" style:font-size-asian="60pt" style:font-size-complex="60pt"/>
    </style:style>
    <style:style style:name="T21" style:family="text">
      <style:text-properties fo:color="#530260" style:font-name="Blu's Blocks" fo:font-size="60pt" style:font-size-asian="60pt" style:font-size-complex="60pt"/>
    </style:style>
    <style:style style:name="T22" style:family="text">
      <style:text-properties fo:color="#622502" style:font-name="Blu's Blocks" fo:font-size="60pt" style:font-size-asian="60pt" style:font-size-complex="60pt"/>
    </style:style>
    <style:style style:name="T23" style:family="text">
      <style:text-properties fo:color="#f09e6f" style:font-name="Blu's Blocks" fo:font-size="60pt" style:font-size-asian="60pt" style:font-size-complex="60pt"/>
    </style:style>
    <style:style style:name="T24" style:family="text">
      <style:text-properties fo:color="#92e285" style:font-name="Blu's Blocks" fo:font-size="60pt" style:font-size-asian="60pt" style:font-size-complex="60pt"/>
    </style:style>
    <style:style style:name="T25" style:family="text">
      <style:text-properties fo:color="#003d73" style:font-name="Blockys St" fo:font-size="54pt" style:font-size-asian="54pt" style:font-size-complex="54pt"/>
    </style:style>
    <style:style style:name="T26" style:family="text">
      <style:text-properties fo:color="#ea7500" style:font-name="Blockys S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1.844cm" svg:height="3.681cm" svg:x="3.048cm" svg:y="3.302cm">
          <draw:text-box>
            <text:p text:style-name="P3"><text:span text:style-name="T3">CHILDREN’S</text:span></text:p>
            <text:p text:style-name="P3"><text:span text:style-name="T3">MESSA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1.844cm" svg:height="5.373cm" svg:x="3.048cm" svg:y="3.302cm">
          <draw:text-box>
            <text:p text:style-name="P6"><text:span text:style-name="T4">CHILDREN’S</text:span></text:p>
            <text:p text:style-name="P6"><text:span text:style-name="T4">MESSAG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9" draw:layer="layout" svg:width="21.844cm" svg:height="3.781cm" svg:x="3.048cm" svg:y="3.302cm">
          <draw:text-box>
            <text:p text:style-name="P8"><text:span text:style-name="T5">CHILDREN’S</text:span></text:p>
            <text:p text:style-name="P8"><text:span text:style-name="T5">MESSAG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1" draw:layer="layout" svg:width="21.844cm" svg:height="3.807cm" svg:x="3.048cm" svg:y="3.302cm">
          <draw:text-box>
            <text:p text:style-name="P10"><text:span text:style-name="T6">CHILDREN’S</text:span></text:p>
            <text:p text:style-name="P10"><text:span text:style-name="T6">MESSAG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3" draw:layer="layout" svg:width="21.844cm" svg:height="3.639cm" svg:x="3.048cm" svg:y="3.302cm">
          <draw:text-box>
            <text:p text:style-name="P12"><text:span text:style-name="T7">CHILDREN’S</text:span></text:p>
            <text:p text:style-name="P12"><text:span text:style-name="T7">MESSAG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4" draw:layer="layout" svg:width="23.876cm" svg:height="4.535cm" svg:x="2.032cm" svg:y="3.81cm">
          <draw:text-box>
            <text:p text:style-name="P1"><text:span text:style-name="T8">C</text:span><text:span text:style-name="T9">H</text:span><text:span text:style-name="T10">I</text:span><text:span text:style-name="T11">L</text:span><text:span text:style-name="T12">D</text:span><text:span text:style-name="T13">R</text:span><text:span text:style-name="T14">E</text:span><text:span text:style-name="T15">N</text:span><text:span text:style-name="T16">’</text:span><text:span text:style-name="T17">S</text:span></text:p>
            <text:p text:style-name="P1"><text:span text:style-name="T18">M</text:span><text:span text:style-name="T19">E</text:span><text:span text:style-name="T20">S</text:span><text:span text:style-name="T21">S</text:span><text:span text:style-name="T22">A</text:span><text:span text:style-name="T23">G</text:span><text:span text:style-name="T24">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6" draw:layer="layout" svg:width="24.035cm" svg:height="5.334cm" svg:x="1.873cm" svg:y="1.27cm">
          <draw:text-box>
            <text:p text:style-name="P1"><text:span text:style-name="T25">CHILDREN’S</text:span></text:p>
            <text:p text:style-name="P1"><text:span text:style-name="T26">MESSAGE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u's Blocks" svg:font-family="'Blu's Blocks'" style:font-pitch="variable" style:font-charset="x-symbol"/>
    <style:font-face style:name="Blockys St" svg:font-family="'Blockys St'" style:font-pitch="variable"/>
    <style:font-face style:name="Money Money" svg:font-family="'Money Money'" style:font-pitch="variable"/>
    <style:font-face style:name="Planet Benson 2" svg:font-family="'Planet Benson 2'" style:font-pitch="variable"/>
    <style:font-face style:name="VintageOne" svg:font-family="VintageOne" style:font-pitch="variable"/>
    <style:font-face style:name="square kids" svg:font-family="'square kid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hlub" svg:font-family="Chlub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1:03:53.802000000</meta:creation-date>
    <dc:title>Christ_Easter</dc:title>
    <meta:editing-duration>PT12M24S</meta:editing-duration>
    <meta:editing-cycles>3</meta:editing-cycles>
    <meta:generator>LibreOffice/6.1.3.2$Windows_X86_64 LibreOffice_project/86daf60bf00efa86ad547e59e09d6bb77c699acb</meta:generator>
    <dc:date>2019-02-27T11:16:17.561000000</dc:date>
    <meta:document-statistic meta:object-count="48"/>
  </office:meta>
</office:document-meta>
</file>